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A5000001EA7801ABB0.png" manifest:media-type="image/png"/>
  <manifest:file-entry manifest:full-path="Pictures/10000001000002CF000001386E1CFD59.png" manifest:media-type="image/png"/>
  <manifest:file-entry manifest:full-path="Pictures/10000001000003560000034D2DE9D128.png" manifest:media-type="image/png"/>
  <manifest:file-entry manifest:full-path="Pictures/10000001000004A5000001EAB4AA735D.png" manifest:media-type="image/png"/>
  <manifest:file-entry manifest:full-path="Pictures/10000001000003320000034F5480BDE7.png" manifest:media-type="image/png"/>
  <manifest:file-entry manifest:full-path="Pictures/1000000100000498000001EACD629028.png" manifest:media-type="image/png"/>
  <manifest:file-entry manifest:full-path="Pictures/10000001000002E30000032B2CF62725.png" manifest:media-type="image/png"/>
  <manifest:file-entry manifest:full-path="Pictures/10000001000004B00000021E0F653C1A.png" manifest:media-type="image/png"/>
  <manifest:file-entry manifest:full-path="Pictures/10000001000002EB00000359BDB77E17.png" manifest:media-type="image/png"/>
  <manifest:file-entry manifest:full-path="Pictures/1000000100000498000001EA7FE462D8.png" manifest:media-type="image/png"/>
  <manifest:file-entry manifest:full-path="Pictures/10000001000002E1000002231176E0D9.png" manifest:media-type="image/png"/>
  <manifest:file-entry manifest:full-path="Pictures/100000010000030B000002236C7DD7E0.png" manifest:media-type="image/png"/>
  <manifest:file-entry manifest:full-path="Pictures/10000001000004A5000001EA0655E746.png" manifest:media-type="image/png"/>
  <manifest:file-entry manifest:full-path="Pictures/100000010000022A00000123B2C8876E.png" manifest:media-type="image/png"/>
  <manifest:file-entry manifest:full-path="Pictures/10000001000004710000011520D846E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l" fo:country="GR" officeooo:rsid="0008bac0" officeooo:paragraph-rsid="0008bac0"/>
    </style:style>
    <style:style style:name="P2" style:family="paragraph" style:parent-style-name="Standard">
      <style:paragraph-properties fo:text-align="start" style:justify-single-word="false"/>
      <style:text-properties fo:language="el" fo:country="GR" officeooo:rsid="0008bac0" officeooo:paragraph-rsid="0008bac0"/>
    </style:style>
    <style:style style:name="P3" style:family="paragraph" style:parent-style-name="Standard">
      <style:paragraph-properties fo:text-align="start" style:justify-single-word="false"/>
      <style:text-properties fo:language="el" fo:country="GR" fo:font-weight="bold" officeooo:rsid="000a5503" officeooo:paragraph-rsid="000a550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l" fo:country="GR" officeooo:rsid="000a5503" officeooo:paragraph-rsid="000a5503"/>
    </style:style>
    <style:style style:name="P5" style:family="paragraph" style:parent-style-name="Standard">
      <style:paragraph-properties fo:text-align="start" style:justify-single-word="false"/>
      <style:text-properties fo:language="el" fo:country="GR" officeooo:rsid="00116571" officeooo:paragraph-rsid="00116571"/>
    </style:style>
    <style:style style:name="P6" style:family="paragraph" style:parent-style-name="Standard">
      <style:paragraph-properties fo:text-align="start" style:justify-single-word="false"/>
      <style:text-properties fo:language="el" fo:country="GR" officeooo:rsid="001351b6" officeooo:paragraph-rsid="001351b6"/>
    </style:style>
    <style:style style:name="P7" style:family="paragraph" style:parent-style-name="Standard">
      <style:paragraph-properties fo:text-align="start" style:justify-single-word="false"/>
      <style:text-properties officeooo:paragraph-rsid="001351b6"/>
    </style:style>
    <style:style style:name="P8" style:family="paragraph" style:parent-style-name="Standard">
      <style:paragraph-properties fo:text-align="start" style:justify-single-word="false"/>
      <style:text-properties fo:language="el" fo:country="GR" officeooo:rsid="0015a2a3" officeooo:paragraph-rsid="0015a2a3"/>
    </style:style>
    <style:style style:name="P9" style:family="paragraph" style:parent-style-name="Standard">
      <style:paragraph-properties fo:text-align="start" style:justify-single-word="false"/>
      <style:text-properties fo:language="el" fo:country="GR" officeooo:rsid="0015d3aa" officeooo:paragraph-rsid="0015d3aa"/>
    </style:style>
    <style:style style:name="P10" style:family="paragraph" style:parent-style-name="Standard">
      <style:paragraph-properties fo:text-align="start" style:justify-single-word="false"/>
      <style:text-properties fo:language="el" fo:country="GR" officeooo:rsid="001eed91" officeooo:paragraph-rsid="001eed91"/>
    </style:style>
    <style:style style:name="P11" style:family="paragraph" style:parent-style-name="Standard">
      <style:paragraph-properties fo:text-align="start" style:justify-single-word="false"/>
      <style:text-properties fo:language="el" fo:country="GR" officeooo:rsid="001eed91" officeooo:paragraph-rsid="0023d635"/>
    </style:style>
    <style:style style:name="P12" style:family="paragraph" style:parent-style-name="Standard">
      <style:paragraph-properties fo:text-align="start" style:justify-single-word="false"/>
      <style:text-properties fo:language="el" fo:country="GR" officeooo:rsid="0023d635" officeooo:paragraph-rsid="0023d635"/>
    </style:style>
    <style:style style:name="P13" style:family="paragraph" style:parent-style-name="Standard">
      <style:paragraph-properties fo:text-align="start" style:justify-single-word="false"/>
      <style:text-properties fo:language="el" fo:country="GR" officeooo:rsid="0021266f" officeooo:paragraph-rsid="0023d635"/>
    </style:style>
    <style:style style:name="P14" style:family="paragraph" style:parent-style-name="Standard">
      <style:paragraph-properties fo:text-align="start" style:justify-single-word="false"/>
      <style:text-properties fo:language="el" fo:country="GR" officeooo:rsid="000a5503" officeooo:paragraph-rsid="0023d635"/>
    </style:style>
    <style:style style:name="P15" style:family="paragraph" style:parent-style-name="Standard">
      <style:paragraph-properties fo:text-align="start" style:justify-single-word="false"/>
      <style:text-properties fo:language="el" fo:country="GR" officeooo:rsid="0019e76b" officeooo:paragraph-rsid="0019e76b"/>
    </style:style>
    <style:style style:name="P16" style:family="paragraph" style:parent-style-name="Standard">
      <style:paragraph-properties fo:text-align="start" style:justify-single-word="false"/>
      <style:text-properties fo:language="el" fo:country="GR" officeooo:rsid="00206218" officeooo:paragraph-rsid="00206218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206218" officeooo:paragraph-rsid="0023d635"/>
    </style:style>
    <style:style style:name="P18" style:family="paragraph" style:parent-style-name="Standard">
      <style:paragraph-properties fo:text-align="start" style:justify-single-word="false"/>
      <style:text-properties fo:language="el" fo:country="GR" officeooo:rsid="000a5503" officeooo:paragraph-rsid="0021266f"/>
    </style:style>
    <style:style style:name="P19" style:family="paragraph" style:parent-style-name="Standard">
      <style:paragraph-properties fo:text-align="start" style:justify-single-word="false"/>
      <style:text-properties fo:language="el" fo:country="GR" fo:font-weight="bold" officeooo:rsid="000d2c31" officeooo:paragraph-rsid="000d2c31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el" fo:country="GR" fo:font-weight="normal" officeooo:rsid="00256bb6" officeooo:paragraph-rsid="00256bb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l" fo:country="GR" fo:font-weight="bold" officeooo:rsid="000d2c31" officeooo:paragraph-rsid="00256bb6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el" fo:country="GR" fo:font-weight="normal" officeooo:rsid="002a4507" officeooo:paragraph-rsid="002a450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l" fo:country="GR" fo:font-weight="normal" officeooo:rsid="002af09a" officeooo:paragraph-rsid="002af09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n" fo:country="US" fo:font-weight="normal" officeooo:rsid="002d1a8c" officeooo:paragraph-rsid="002d1a8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el" fo:country="GR" fo:font-weight="normal" officeooo:rsid="000d2c31" officeooo:paragraph-rsid="000d2c31" style:font-weight-asian="normal" style:font-weight-complex="normal"/>
    </style:style>
    <style:style style:name="P26" style:family="paragraph" style:parent-style-name="Standard">
      <loext:graphic-properties draw:fill="solid" draw:fill-color="#1e1e1e"/>
      <style:paragraph-properties fo:background-color="#1e1e1e" fo:padding="0cm" fo:border="none" style:shadow="none"/>
    </style:style>
    <style:style style:name="T1" style:family="text">
      <style:text-properties officeooo:rsid="001b5a58"/>
    </style:style>
    <style:style style:name="T2" style:family="text">
      <style:text-properties fo:language="en" fo:country="US" officeooo:rsid="001b5a58"/>
    </style:style>
    <style:style style:name="T3" style:family="text">
      <style:text-properties fo:language="el" fo:country="GR" officeooo:rsid="001351b6"/>
    </style:style>
    <style:style style:name="T4" style:family="text">
      <style:text-properties fo:language="el" fo:country="GR" officeooo:rsid="00155c55"/>
    </style:style>
    <style:style style:name="T5" style:family="text">
      <style:text-properties fo:language="en" fo:country="US"/>
    </style:style>
    <style:style style:name="T6" style:family="text">
      <style:text-properties officeooo:rsid="00169368"/>
    </style:style>
    <style:style style:name="T7" style:family="text">
      <style:text-properties officeooo:rsid="001883dc"/>
    </style:style>
    <style:style style:name="T8" style:family="text">
      <style:text-properties officeooo:rsid="0018f574"/>
    </style:style>
    <style:style style:name="T9" style:family="text">
      <style:text-properties officeooo:rsid="0023d635"/>
    </style:style>
    <style:style style:name="T10" style:family="text">
      <style:text-properties fo:language="en" fo:country="US" officeooo:rsid="002af09a"/>
    </style:style>
    <style:style style:name="T11" style:family="text">
      <style:text-properties officeooo:rsid="002af09a"/>
    </style:style>
    <style:style style:name="T12" style:family="text">
      <style:text-properties officeooo:rsid="002bf1ba"/>
    </style:style>
    <style:style style:name="T13" style:family="text">
      <style:text-properties fo:language="en" fo:country="US" officeooo:rsid="002bf1ba"/>
    </style:style>
    <style:style style:name="T14" style:family="text">
      <style:text-properties fo:language="el" fo:country="GR" fo:font-weight="normal" officeooo:rsid="002d1a8c" style:font-weight-asian="normal" style:font-weight-complex="normal"/>
    </style:style>
    <style:style style:name="T15" style:family="text">
      <style:text-properties fo:language="en" fo:country="US" fo:font-weight="normal" officeooo:rsid="002d1a8c" style:font-weight-asian="normal" style:font-weight-complex="normal"/>
    </style:style>
    <style:style style:name="T16" style:family="text">
      <style:text-properties fo:color="#d4d4d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7" style:family="text">
      <style:text-properties fo:color="#dbdbaa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8" style:family="text">
      <style:text-properties fo:color="#39c8b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9" style:family="text">
      <style:text-properties fo:color="#b4cda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0" style:family="text">
      <style:text-properties fo:color="#94dbf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Υπολογιστική Όραση και Γραφικά</text:p>
      <text:p text:style-name="P2"/>
      <text:p text:style-name="P2">Ονοματεπώνυμο: Φώτης Χατζηφωτιάδης</text:p>
      <text:p text:style-name="P2">ΑΜ: 2022116</text:p>
      <text:p text:style-name="P2"/>
      <text:p text:style-name="P3">Άσκηση #1, Βελτιστοποίηση αρχιτεκτονικής και υπερ-παραμέτρων:</text:p>
      <text:p text:style-name="P4"/>
      <text:p text:style-name="P5">Για <text:span text:style-name="T1">διαφορετικά </text:span><text:span text:style-name="T2">Learning Rate:</text:span></text:p>
      <text:p text:style-name="P4"><draw:frame draw:style-name="fr1" draw:name="Image3" text:anchor-type="char" svg:x="0.127cm" svg:y="0cm" svg:width="14.533cm" svg:height="6.306cm" draw:z-index="2"><draw:image xlink:href="Pictures/10000001000002CF000001386E1CFD5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char" svg:x="0.101cm" svg:y="0.229cm" svg:width="14.46cm" svg:height="14.974cm" draw:z-index="3"><draw:image xlink:href="Pictures/10000001000003320000034F5480BDE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char" svg:x="0.106cm" svg:y="-1.466cm" svg:width="17.59cm" svg:height="7.329cm" draw:z-index="4"><draw:image xlink:href="Pictures/1000000100000498000001EACD629028.png" xlink:type="simple" xlink:show="embed" xlink:actuate="onLoad" draw:mime-type="image/png"/></draw:frame><text:soft-page-break/>Σχόλιο:</text:p>
      <text:p text:style-name="P7"><text:span text:style-name="T3">Παρατηρώ </text:span><text:span text:style-name="T4">ότι για</text:span> learning rate = 1e-2 το δίκτυο δεν συγκλίνει και η ακρίβεια παραμένει περίπου στο 1%. Αυτό συμβαίνει επειδή η τιμή αυτή είναι υπερβολικά μεγάλη για τον Adam, προκαλώντας ασταθείς και υπερβολικά μεγάλες ενημερώσεις βαρών, με αποτέλεσμα την αποτυχία εκπαίδευσης.</text:p>
      <text:p text:style-name="P7"/>
      <text:p text:style-name="P8">Για τα <text:span text:style-name="T5">learning rate = 1e-3,1e-4 </text:span>τα αποτελέσματα είναι πιο σταθερά και ελεγχόμενα βήματα βελτιστοποίησης, επιτρέποντας στο δίκτυο να συγκλίνει ομαλά.</text:p>
      <text:p text:style-name="P4"/>
      <text:p text:style-name="P9">Για <text:span text:style-name="T5">learning rate = 1e-5 </text:span><text:span text:style-name="T6">η ακρίβεια ταξινόμησης είναι αρκετά μικρότερη, έχει αργότερη σύγκλιση στον ίδιο αριθμό εποχών εκπαίδευσης </text:span><text:span text:style-name="T7">και εμφανίζει φαινόμενο υποεκπαίδευσης, </text:span><text:span text:style-name="T8">κάτι που ευθύνεται στις μικρές ενημερώσεις των βαρών.</text:span></text:p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2"><text:soft-page-break/>Για διαφορετικα <text:span text:style-name="T5">optimizer:</text:span></text:p>
      <text:p text:style-name="P13"><text:s/>Για <text:span text:style-name="T5">learning rate=1e-2</text:span></text:p>
      <text:p text:style-name="P14"><draw:frame draw:style-name="fr1" draw:name="Image10" text:anchor-type="char" svg:x="-0.051cm" svg:y="0.044cm" svg:width="12.561cm" svg:height="13.783cm" draw:z-index="10"><draw:image xlink:href="Pictures/10000001000002E30000032B2CF6272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9" text:anchor-type="char" svg:x="-0.277cm" svg:y="0.529cm" svg:width="17.59cm" svg:height="7.248cm" draw:z-index="9"><draw:image xlink:href="Pictures/10000001000004A5000001EAB4AA735D.png" xlink:type="simple" xlink:show="embed" xlink:actuate="onLoad" draw:mime-type="image/png"/></draw:frame></text:p>
      <text:p text:style-name="P14"/>
      <text:p text:style-name="P14"/>
      <text:p text:style-name="P11"><text:soft-page-break/><text:span text:style-name="T5"/></text:p>
      <text:p text:style-name="P11"><text:span text:style-name="T5"><text:s/></text:span><text:span text:style-name="T9">Μ</text:span>ε <text:span text:style-name="T5">learning rate = 1e-3:</text:span></text:p>
      <text:p text:style-name="P4"><draw:frame draw:style-name="fr1" draw:name="Image6" text:anchor-type="char" svg:x="0.132cm" svg:y="0.146cm" svg:width="12.617cm" svg:height="14.474cm" draw:z-index="5"><draw:image xlink:href="Pictures/10000001000002EB00000359BDB77E17.png" xlink:type="simple" xlink:show="embed" xlink:actuate="onLoad" draw:mime-type="image/png"/></draw:frame></text:p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frame draw:style-name="fr1" draw:name="Image11" text:anchor-type="char" svg:x="0.12cm" svg:y="0.125cm" svg:width="17.59cm" svg:height="7.248cm" draw:z-index="8"><draw:image xlink:href="Pictures/10000001000004A5000001EA7801ABB0.png" xlink:type="simple" xlink:show="embed" xlink:actuate="onLoad" draw:mime-type="image/png"/></draw:frame><text:span text:style-name="T5"/></text:p>
      <text:p text:style-name="P12"><draw:frame draw:style-name="fr1" draw:name="Image8" text:anchor-type="char" svg:x="0.046cm" svg:y="0.556cm" svg:width="15.383cm" svg:height="15.221cm" draw:z-index="7"><draw:image xlink:href="Pictures/10000001000003560000034D2DE9D128.png" xlink:type="simple" xlink:show="embed" xlink:actuate="onLoad" draw:mime-type="image/png"/></draw:frame><draw:frame draw:style-name="fr1" draw:name="Image7" text:anchor-type="char" svg:x="0cm" svg:y="16.545cm" svg:width="17.59cm" svg:height="7.329cm" draw:z-index="6"><draw:image xlink:href="Pictures/1000000100000498000001EA7FE462D8.png" xlink:type="simple" xlink:show="embed" xlink:actuate="onLoad" draw:mime-type="image/png"/></draw:frame><text:soft-page-break/>Για <text:span text:style-name="T5">learning rate 1e-4:</text:span></text:p>
      <text:p text:style-name="P4"/>
      <text:p text:style-name="P18"><text:span text:style-name="T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Σχόλιο:</text:p>
      <text:p text:style-name="P20">Αυτό που παρατηρείται είναι ότι δεν μπορεί να γίνει άμεση σύγκριση των <text:span text:style-name="T5">optimizer </text:span>καθώς όπως φαίνεται στο παραπάνω παράδειγμα ο κάθε <text:span text:style-name="T5">optimizer </text:span>έχει διαφορετικά αποτελέσματα με διαφορετικά <text:span text:style-name="T5">learning rate. </text:span>Ο λόγος που δοκίμασα και για τα 3 <text:span text:style-name="T5">optimizer </text:span>διαφορετικά <text:span text:style-name="T5">learning rates </text:span>είναι επειδή μου φαινόταν υπερβολικά μικρό το <text:span text:style-name="T5">accuracy </text:span>του <text:span text:style-name="T5">SGD </text:span>για <text:span text:style-name="T5">lr=1e-3 </text:span>που δοκίμαζα στην αρχή. Είδα αυτή τη <text:a xlink:type="simple" xlink:href="https://www.reddit.com/r/learnmachinelearning/comments/14hntl6/what_learning_rate_value_is_considered_safe/" text:style-name="Internet_20_link" text:visited-style-name="Visited_20_Internet_20_Link">συζήτηση</text:a> και είπα να δοκιμάσω για διαφορετικές τιμές.</text:p>
      <text:p text:style-name="P21"/>
      <text:p text:style-name="P22">Διαφορές<text:span text:style-name="T5"> </text:span><text:span text:style-name="T10">CrossEntropy</text:span><text:span text:style-name="T11"> με και χωρίς</text:span> <text:span text:style-name="T5">label smoothing:</text:span></text:p>
      <text:p text:style-name="P19"><draw:frame draw:style-name="fr1" draw:name="Image12" text:anchor-type="char" svg:x="0.131cm" svg:y="0.159cm" svg:width="13.783cm" svg:height="10.231cm" draw:z-index="11"><draw:image xlink:href="Pictures/10000001000002E1000002231176E0D9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4" text:anchor-type="char" svg:x="0.249cm" svg:y="0.011cm" svg:width="13.601cm" svg:height="9.55cm" draw:z-index="12"><draw:image xlink:href="Pictures/100000010000030B000002236C7DD7E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3" text:anchor-type="char" svg:x="0.014cm" svg:y="-1.168cm" svg:width="17.59cm" svg:height="7.248cm" draw:z-index="13"><draw:image xlink:href="Pictures/10000001000004A5000001EA0655E746.png" xlink:type="simple" xlink:show="embed" xlink:actuate="onLoad" draw:mime-type="image/png"/></draw:frame><text:soft-page-break/></text:p>
      <text:p text:style-name="P23">Σχόλιο:</text:p>
      <text:p text:style-name="P23">Σε αυτο το παράδειγμα έτρεξα 10 <text:span text:style-name="T5">epochs </text:span>αντι για 5 που ετρεχα στα προηγούμενα γιατί απο το 4ο <text:span text:style-name="T5">epoch </text:span>και μετά το <text:span text:style-name="T5">Cross Entropy </text:span>με το <text:span text:style-name="T5">LabelSmoothing=0.1 </text:span>αρχίζει και έχει καλύτερο <text:span text:style-name="T5">accuracy </text:span>και ήθελα να δω άμα είναι <text:span text:style-name="T12">είναι μια τάση που συνεχίζεται ή μια στατιστική απόκλιση για 2 </text:span><text:span text:style-name="T13">epochs(</text:span><text:span text:style-name="T12">4ο και 5ο). Το αποτέλεσμα είναι ότι το </text:span><text:span text:style-name="T13">CrossEntropy </text:span><text:span text:style-name="T12">με </text:span><text:span text:style-name="T13">LS </text:span><text:span text:style-name="T12">παρόλο που έχει υψηλότερο </text:span><text:span text:style-name="T13">loss, δ</text:span><text:span text:style-name="T12">εν λειτουργεί περιοριστικά και ίσα ίσα λόγω της γενίκευσης του μοντέλου, μειώνει την “αυτοπεποίθηση” του μοντέλου και καταλήγει σε σωστότερα αποτελέσματα.</text:span></text:p>
      <text:p text:style-name="P19"/>
      <text:p text:style-name="Standard"><text:span text:style-name="T14">Ενδεικτικά αποτελέσματα (υπολογισμένα με </text:span><text:span text:style-name="T15">optimizer = Adam, loss=CrossEntropyLoss(label_smoothing=0.1, learning_rate=1e-3, epochs=10 )</text:span></text:p>
      <text:p text:style-name="P24"/>
      <text:p text:style-name="P19"><draw:frame draw:style-name="fr2" draw:name="Image15" text:anchor-type="char" svg:width="17.59cm" svg:height="7.945cm" draw:z-index="14"><draw:image xlink:href="Pictures/10000001000004B00000021E0F653C1A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>Άσκηση #4, </text:p>
      <text:p text:style-name="P25"/>
      <text:p text:style-name="P26" loext:marker-style-name="T16"><text:span text:style-name="T16">train_dataset = </text:span><text:span text:style-name="T17">Subset</text:span><text:span text:style-name="T16">(train_dataset, </text:span><text:span text:style-name="T18">range</text:span><text:span text:style-name="T16">(</text:span><text:span text:style-name="T19">100</text:span><text:span text:style-name="T16">))<text:line-break/>val_dataset = </text:span><text:span text:style-name="T17">Subset</text:span><text:span text:style-name="T16">(val_dataset, </text:span><text:span text:style-name="T18">range</text:span><text:span text:style-name="T16">(</text:span><text:span text:style-name="T19">50</text:span><text:span text:style-name="T16">))</text:span></text:p>
      <text:p text:style-name="P26" loext:marker-style-name="T19"><text:span text:style-name="T16">num_classes = </text:span><text:span text:style-name="T19">21</text:span></text:p>
      <text:p text:style-name="P26" loext:marker-style-name="T19"><text:span text:style-name="T16">optimizer = torch.optim.</text:span><text:span text:style-name="T17">SGD</text:span><text:span text:style-name="T16">(<text:line-break/> <text:s text:c="3"/>model.</text:span><text:span text:style-name="T17">parameters</text:span><text:span text:style-name="T16">(), </text:span><text:span text:style-name="T20">lr</text:span><text:span text:style-name="T16">=</text:span><text:span text:style-name="T19">0.005</text:span><text:span text:style-name="T16">, </text:span><text:span text:style-name="T20">momentum</text:span><text:span text:style-name="T16">=</text:span><text:span text:style-name="T19">0.9</text:span><text:span text:style-name="T16">, </text:span><text:span text:style-name="T20">weight_decay</text:span><text:span text:style-name="T16">=</text:span><text:span text:style-name="T19">0.0005<text:line-break/></text:span><text:span text:style-name="T16">)<text:line-break/><text:line-break/><text:line-break/>num_epochs = </text:span><text:span text:style-name="T19">5</text:span></text:p>
      <text:p text:style-name="P19"/>
      <text:p text:style-name="P25"><draw:frame draw:style-name="fr1" draw:name="Image1" text:anchor-type="char" svg:x="-0.042cm" svg:y="0.582cm" svg:width="14.66cm" svg:height="7.699cm" draw:z-index="0"><draw:image xlink:href="Pictures/100000010000022A00000123B2C8876E.png" xlink:type="simple" xlink:show="embed" xlink:actuate="onLoad" draw:mime-type="image/png"/></draw:frame>Για τις παραπανω μεταβλητες ειχαμε αυτα τα αποτελεσματα: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3" draw:name="Image2" text:anchor-type="char" svg:width="17.59cm" svg:height="4.284cm" draw:z-index="1"><draw:image xlink:href="Pictures/10000001000004710000011520D846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18:42:00.028394000</meta:creation-date>
    <dc:date>2026-01-18T03:22:26.706519300</dc:date>
    <meta:editing-duration>PT14H4M43S</meta:editing-duration>
    <meta:editing-cycles>27</meta:editing-cycles>
    <meta:generator>LibreOffice/25.8.4.2$Windows_X86_64 LibreOffice_project/290daaa01b999472f0c7a3890eb6a550fd74c6df</meta:generator>
    <meta:document-statistic meta:table-count="0" meta:image-count="15" meta:object-count="0" meta:page-count="9" meta:paragraph-count="24" meta:word-count="335" meta:character-count="2374" meta:non-whitespace-character-count="2054"/>
  </office:meta>
</office:document-meta>
</file>